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frame draw:style-name="gr1" draw:text-style-name="P1" draw:layer="layout" svg:width="7.068cm" svg:height="5.228cm" svg:x="7.448cm" svg:y="5.836cm">
            <draw:text-box>
              <text:p text:style-name="P1"><text:span text:style-name="T1">Gold Forces Operator</text:span></text:p>
              <text:p text:style-name="P1">Bob|G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Dan|GFC says abort</text:p>
            </draw:text-box>
          </draw:frame>
          <draw:custom-shape draw:style-name="gr2" draw:text-style-name="P1" draw:layer="layout" svg:width="7.107cm" svg:height="2.589cm" svg:x="0.258cm" svg:y="7.156cm">
            <text:p text:style-name="P1">Bob|GFC says no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272cm" svg:height="4.865cm" svg:x="21.586cm" svg:y="6.018cm">
            <draw:text-box>
              <text:p text:style-name="P1"><text:span text:style-name="T1">Weapon</text:span></text:p>
              <text:p text:style-name="P1"><text:span text:style-name="T2">Dan|GFC says abort</text:span></text:p>
              <text:p text:style-name="P1"><text:span text:style-name="T2">Policy Statements</text:span></text:p>
              <text:p text:style-name="P1"><text:span text:style-name="T2">Trust Assumptions</text:span></text:p>
              <text:p text:style-name="P1"><text:span text:style-name="T2">------------------------</text:span></text:p>
              <text:p text:style-name="P1"><text:span text:style-name="T2">abort</text:span></text:p>
            </draw:text-box>
          </draw:frame>
          <draw:custom-shape draw:style-name="gr2" draw:text-style-name="P1" draw:layer="layout" svg:width="7.007cm" svg:height="2.589cm" svg:x="14.559cm" svg:y="7.156cm">
            <text:p text:style-name="P1">Dan|GFC says abor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7.055cm" svg:height="5.228cm" svg:x="7.449cm" svg:y="0.136cm">
            <draw:text-box>
              <text:p text:style-name="P1"><text:span text:style-name="T1">Blue Forces Operator</text:span></text:p>
              <text:p text:style-name="P1">Alice|BFC says no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Carol|BFO says abort</text:p>
            </draw:text-box>
          </draw:frame>
          <draw:custom-shape draw:style-name="gr2" draw:text-style-name="P1" draw:layer="layout" svg:width="7.208cm" svg:height="2.589cm" svg:x="0.158cm" svg:y="1.456cm">
            <text:p text:style-name="P1">Alice|BFC says no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6.59cm" svg:height="4.865cm" svg:x="21.587cm" svg:y="0.318cm">
            <draw:text-box>
              <text:p text:style-name="P1"><text:span text:style-name="T1">Weapon</text:span></text:p>
              <text:p text:style-name="P1"><text:span text:style-name="T2">Carol|BFO says abort</text:span></text:p>
              <text:p text:style-name="P1"><text:span text:style-name="T2">Policy Statements</text:span></text:p>
              <text:p text:style-name="P1"><text:span text:style-name="T2">Trust Assumptions</text:span></text:p>
              <text:p text:style-name="P1"><text:span text:style-name="T2">------------------------</text:span></text:p>
              <text:p text:style-name="P1"><text:span text:style-name="T2">abort</text:span></text:p>
            </draw:text-box>
          </draw:frame>
          <draw:custom-shape draw:style-name="gr2" draw:text-style-name="P1" draw:layer="layout" svg:width="7.114cm" svg:height="2.589cm" svg:x="14.453cm" svg:y="1.456cm">
            <text:p text:style-name="P1">Carol|BFO says abor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448cm" fo:page-height="11.1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26:38</meta:creation-date>
    <dc:date>2011-11-08T06:40:38</dc:date>
    <dc:creator>Shiu-Kai Chin</dc:creator>
    <meta:editing-duration>PT10M18S</meta:editing-duration>
    <meta:editing-cycles>6</meta:editing-cycles>
    <meta:generator>LibreOffice/3.4$Unix LibreOffice_project/340m1$Build-302</meta:generator>
    <meta:document-statistic meta:object-count="9"/>
  </office:meta>
</office:document-meta>
</file>